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inherit" svg:font-family="inherit"/>
    <style:font-face style:name="monospace" svg:font-family="monospace"/>
  </office:font-face-decls>
  <office:automatic-styles>
    <style:style style:name="P1" style:family="paragraph" style:parent-style-name="Standard">
      <style:text-properties officeooo:rsid="00123afc" officeooo:paragraph-rsid="00123afc"/>
    </style:style>
    <style:style style:name="P2" style:family="paragraph" style:parent-style-name="Standard">
      <style:text-properties officeooo:paragraph-rsid="00123afc"/>
    </style:style>
    <style:style style:name="P3" style:family="paragraph" style:parent-style-name="Standard">
      <style:text-properties officeooo:paragraph-rsid="00132772"/>
    </style:style>
    <style:style style:name="P4" style:family="paragraph" style:parent-style-name="Standard">
      <style:text-properties officeooo:paragraph-rsid="00123afc"/>
    </style:style>
    <style:style style:name="P5" style:family="paragraph" style:parent-style-name="Standard">
      <style:text-properties officeooo:rsid="00123afc" officeooo:paragraph-rsid="00123afc"/>
    </style:style>
    <style:style style:name="T1" style:family="text">
      <style:text-properties officeooo:rsid="00123afc"/>
    </style:style>
    <style:style style:name="T2" style:family="text">
      <style:text-properties style:font-name="monospace" officeooo:rsid="00123afc"/>
    </style:style>
    <style:style style:name="T3" style:family="text">
      <style:text-properties style:font-name="Liberation Serif"/>
    </style:style>
    <style:style style:name="T4" style:family="text">
      <style:text-properties officeooo:rsid="001327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Обычным способом ра,отать с миграциями через Package Manager в Visual Studio 2020 в Линуксе, где только VSCode, не получится. Только через командную строку.</text:p>
      <text:p text:style-name="P1"/>
      <text:p text:style-name="P1">Для этого чтобы развернуть Entity Framework в VSCode и Линукс:</text:p>
      <text:p text:style-name="P1">- должен быть установлен Net Framework 7</text:p>
      <text:p text:style-name="P1"/>
      <text:p text:style-name="P1">- устанавливаем dotnet-ef командой:</text:p>
      <text:p text:style-name="P3">dotnet tool install --global dotnet-ef --version 7.0.14</text:p>
      <text:p text:style-name="P3"><text:span text:style-name="T2"><text:line-break/></text:span>- <text:span text:style-name="T1">делаем новую миграцию:</text:span></text:p>
      <text:p text:style-name="P2">dotnet ef migratio<text:span text:style-name="T1">ns add </text:span>init <text:s text:c="2"/>← <text:span text:style-name="T4">init здесь — произвольное наименование миграции</text:span></text:p>
      <text:p text:style-name="P2"/>
      <text:p text:style-name="P2">- <text:span text:style-name="T1">обновляем БД:</text:span></text:p>
      <text:p text:style-name="Standard"><text:span text:style-name="Source_20_Text"><text:span text:style-name="T3">dotnet ef database update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Mono CJK SC" svg:font-family="'Noto Sans Mono CJK SC'" style:font-family-generic="modern" style:font-pitch="fixed"/>
    <style:font-face style:name="inherit" svg:font-family="inherit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4T21:35:53.387139960</dc:date>
    <meta:editing-duration>PT26M2S</meta:editing-duration>
    <meta:editing-cycles>3</meta:editing-cycles>
    <meta:generator>LibreOffice/7.4.7.2$Linux_X86_64 LibreOffice_project/40$Build-2</meta:generator>
    <meta:document-statistic meta:table-count="0" meta:image-count="0" meta:object-count="0" meta:page-count="1" meta:paragraph-count="9" meta:word-count="75" meta:character-count="494" meta:non-whitespace-character-count="426"/>
  </office:meta>
</office:document-meta>
</file>